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1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</table:table>
      <table:table table:name="Value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/02/2010</text:date>, <text:time>09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ohei Yoshida</meta:initial-creator>
    <meta:creation-date>2010-01-28T11:20:41</meta:creation-date>
    <dc:date>2010-02-05T09:13:48</dc:date>
    <dc:creator>Kohei Yoshida</dc:creator>
    <meta:editing-duration>PT00H01M15S</meta:editing-duration>
    <meta:editing-cycles>5</meta:editing-cycles>
    <meta:generator>OpenOffice.org/3.2$Linux OpenOffice.org_project/320m12$Build-9483</meta:generator>
    <meta:document-statistic meta:table-count="3" meta:cell-count="8" meta:object-count="0"/>
  </office:meta>
</office:document-meta>
</file>